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0000000020E000000326750F452.gif" manifest:media-type="image/gif"/>
  <manifest:file-entry manifest:full-path="Pictures/100000000000001B0000001DE9636E8E.gif" manifest:media-type="image/gif"/>
  <manifest:file-entry manifest:full-path="Pictures/10000000000001EE0000003D1F284BE1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 fo:font-size="12pt" officeooo:rsid="0015ddd2" officeooo:paragraph-rsid="0015ddd2" style:font-size-asian="12pt" style:font-size-complex="12pt"/>
    </style:style>
    <style:style style:name="P2" style:family="paragraph" style:parent-style-name="Standard">
      <style:text-properties style:font-name="Liberation Serif" fo:font-size="12pt" officeooo:rsid="0015ddd2" officeooo:paragraph-rsid="00199b6b" style:font-size-asian="12pt" style:font-size-complex="12pt"/>
    </style:style>
    <style:style style:name="P3" style:family="paragraph" style:parent-style-name="Standard">
      <style:text-properties style:font-name="Liberation Serif" fo:font-size="12pt" officeooo:rsid="001cb961" officeooo:paragraph-rsid="001cb961" style:font-size-asian="12pt" style:font-size-complex="12pt"/>
    </style:style>
    <style:style style:name="P4" style:family="paragraph" style:parent-style-name="Standard">
      <style:text-properties style:font-name="Liberation Serif" fo:font-size="12pt" officeooo:rsid="001f1744" officeooo:paragraph-rsid="001f1744" style:font-size-asian="12pt" style:font-size-complex="12pt"/>
    </style:style>
    <style:style style:name="P5" style:family="paragraph" style:parent-style-name="Standard">
      <style:text-properties style:font-name="Liberation Serif" fo:font-size="12pt" officeooo:rsid="0022657c" officeooo:paragraph-rsid="0022657c" style:font-size-asian="12pt" style:font-size-complex="12pt"/>
    </style:style>
    <style:style style:name="P6" style:family="paragraph" style:parent-style-name="Standard">
      <style:text-properties style:font-name="Liberation Serif" fo:font-size="12pt" officeooo:rsid="002499c2" officeooo:paragraph-rsid="002499c2" style:font-size-asian="12pt" style:font-size-complex="12pt"/>
    </style:style>
    <style:style style:name="P7" style:family="paragraph" style:parent-style-name="Standard">
      <style:text-properties style:font-name="Liberation Serif" fo:font-size="12pt" officeooo:rsid="002ed233" officeooo:paragraph-rsid="002ed233" style:font-size-asian="12pt" style:font-size-complex="12pt"/>
    </style:style>
    <style:style style:name="P8" style:family="paragraph" style:parent-style-name="Standard">
      <style:text-properties style:font-name="Liberation Serif" fo:font-size="12pt" officeooo:rsid="00302ef0" officeooo:paragraph-rsid="00302ef0" style:font-size-asian="12pt" style:font-size-complex="12pt"/>
    </style:style>
    <style:style style:name="P9" style:family="paragraph" style:parent-style-name="Standard">
      <style:text-properties style:font-name="Liberation Serif" fo:font-size="12pt" officeooo:rsid="00302ef0" officeooo:paragraph-rsid="0040004a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302ef0" officeooo:paragraph-rsid="004204e7" style:font-size-asian="12pt" style:font-size-complex="12pt"/>
    </style:style>
    <style:style style:name="P11" style:family="paragraph" style:parent-style-name="Standard">
      <style:text-properties style:font-name="Liberation Serif" fo:font-size="12pt" officeooo:rsid="00302ef0" officeooo:paragraph-rsid="0046dceb" style:font-size-asian="12pt" style:font-size-complex="12pt"/>
    </style:style>
    <style:style style:name="P12" style:family="paragraph" style:parent-style-name="Standard">
      <style:text-properties style:font-name="Liberation Serif" fo:font-size="12pt" officeooo:rsid="003040c4" officeooo:paragraph-rsid="003040c4" style:font-size-asian="12pt" style:font-size-complex="12pt"/>
    </style:style>
    <style:style style:name="P13" style:family="paragraph" style:parent-style-name="Standard">
      <style:text-properties style:font-name="Liberation Serif" fo:font-size="12pt" officeooo:rsid="003308fb" officeooo:paragraph-rsid="003308fb" style:font-size-asian="12pt" style:font-size-complex="12pt"/>
    </style:style>
    <style:style style:name="P14" style:family="paragraph" style:parent-style-name="Standard">
      <style:text-properties style:font-name="Liberation Serif" fo:font-size="12pt" officeooo:rsid="00343f2c" officeooo:paragraph-rsid="00343f2c" style:font-size-asian="12pt" style:font-size-complex="12pt"/>
    </style:style>
    <style:style style:name="P15" style:family="paragraph" style:parent-style-name="Standard">
      <style:text-properties style:font-name="Liberation Serif" fo:font-size="12pt" officeooo:rsid="0034830e" officeooo:paragraph-rsid="0034830e" style:font-size-asian="12pt" style:font-size-complex="12pt"/>
    </style:style>
    <style:style style:name="P16" style:family="paragraph" style:parent-style-name="Standard">
      <style:text-properties style:font-name="Liberation Serif" fo:font-size="12pt" officeooo:rsid="0034830e" officeooo:paragraph-rsid="0056bc4f" style:font-size-asian="12pt" style:font-size-complex="12pt"/>
    </style:style>
    <style:style style:name="P17" style:family="paragraph" style:parent-style-name="Standard">
      <style:text-properties style:font-name="Liberation Serif" fo:font-size="12pt" officeooo:rsid="00502d51" officeooo:paragraph-rsid="0050a637" style:font-size-asian="12pt" style:font-size-complex="12pt"/>
    </style:style>
    <style:style style:name="P18" style:family="paragraph" style:parent-style-name="Standard">
      <style:text-properties style:font-name="Liberation Serif" fo:font-size="12pt" officeooo:rsid="0051d5dd" officeooo:paragraph-rsid="0051d5dd" style:font-size-asian="12pt" style:font-size-complex="12pt"/>
    </style:style>
    <style:style style:name="P19" style:family="paragraph" style:parent-style-name="Standard">
      <style:text-properties style:font-name="Liberation Serif" fo:font-size="12pt" officeooo:rsid="0040004a" officeooo:paragraph-rsid="004204e7" style:font-size-asian="12pt" style:font-size-complex="12pt"/>
    </style:style>
    <style:style style:name="P20" style:family="paragraph" style:parent-style-name="Standard">
      <style:text-properties style:font-name="Liberation Serif" fo:font-size="12pt" officeooo:paragraph-rsid="0017bd66" style:font-size-asian="12pt" style:font-size-complex="12pt"/>
    </style:style>
    <style:style style:name="P21" style:family="paragraph" style:parent-style-name="Standard">
      <style:text-properties style:font-name="Liberation Serif" fo:font-size="12pt" officeooo:rsid="0017bd66" officeooo:paragraph-rsid="0017bd66" style:font-size-asian="12pt" style:font-size-complex="12pt"/>
    </style:style>
    <style:style style:name="P22" style:family="paragraph" style:parent-style-name="Standard">
      <style:text-properties style:font-name="Liberation Serif" fo:font-size="12pt" fo:font-weight="normal" officeooo:rsid="001f1744" officeooo:paragraph-rsid="001cb961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Liberation Serif" fo:font-size="12pt" fo:font-weight="normal" officeooo:rsid="001f1744" officeooo:paragraph-rsid="001f1744" style:font-size-asian="12pt" style:font-weight-asian="normal" style:font-size-complex="12pt" style:font-weight-complex="normal"/>
    </style:style>
    <style:style style:name="P24" style:family="paragraph" style:parent-style-name="Standard">
      <style:text-properties officeooo:rsid="0028bad7" officeooo:paragraph-rsid="0028bad7"/>
    </style:style>
    <style:style style:name="P25" style:family="paragraph" style:parent-style-name="Standard">
      <style:text-properties style:font-name="Liberation Serif1" fo:font-weight="normal" officeooo:rsid="0028bad7" officeooo:paragraph-rsid="0028bad7" style:font-weight-asian="normal" style:font-weight-complex="normal"/>
    </style:style>
    <style:style style:name="P26" style:family="paragraph" style:parent-style-name="Preformatted_20_Text">
      <style:text-properties style:font-name="Liberation Serif" fo:font-size="12pt" officeooo:rsid="00126101" officeooo:paragraph-rsid="002499c2" style:font-size-asian="12pt" style:font-size-complex="12pt"/>
    </style:style>
    <style:style style:name="P27" style:family="paragraph" style:parent-style-name="Preformatted_20_Text">
      <style:text-properties style:font-name="Liberation Serif" fo:font-size="12pt" officeooo:rsid="002b82a1" officeooo:paragraph-rsid="00264039" style:font-size-asian="12pt" style:font-size-complex="12pt"/>
    </style:style>
    <style:style style:name="P28" style:family="paragraph" style:parent-style-name="Table_20_Contents">
      <style:text-properties style:font-name="Liberation Serif" fo:font-size="12pt" officeooo:rsid="005d2c08" officeooo:paragraph-rsid="005d2c08" style:font-name-asian="Droid Sans Fallback1" style:font-size-asian="12pt" style:font-name-complex="Liberation Mono" style:font-size-complex="12pt"/>
    </style:style>
    <style:style style:name="P29" style:family="paragraph" style:parent-style-name="Table_20_Contents">
      <style:text-properties style:font-name="Liberation Serif" fo:font-size="12pt" officeooo:rsid="005e40a5" officeooo:paragraph-rsid="005e40a5" style:font-name-asian="Droid Sans Fallback1" style:font-size-asian="12pt" style:font-name-complex="Liberation Mono" style:font-size-complex="12pt"/>
    </style:style>
    <style:style style:name="P30" style:family="paragraph" style:parent-style-name="Table_20_Contents">
      <style:text-properties style:font-name="Liberation Serif" fo:font-size="12pt" officeooo:rsid="005ffbfc" officeooo:paragraph-rsid="005ffbfc" style:font-name-asian="Droid Sans Fallback1" style:font-size-asian="12pt" style:font-name-complex="Liberation Mono" style:font-size-complex="12pt"/>
    </style:style>
    <style:style style:name="P31" style:family="paragraph" style:parent-style-name="Standard">
      <style:text-properties style:font-name="Liberation Serif" fo:font-size="12pt" officeooo:rsid="0056bc4f" officeooo:paragraph-rsid="0058627f" style:font-size-asian="12pt" style:font-size-complex="12pt"/>
    </style:style>
    <style:style style:name="P32" style:family="paragraph" style:parent-style-name="Standard">
      <style:text-properties style:font-name="Liberation Serif" fo:font-size="12pt" officeooo:rsid="0056bc4f" officeooo:paragraph-rsid="00588694" style:font-size-asian="12pt" style:font-size-complex="12pt"/>
    </style:style>
    <style:style style:name="P33" style:family="paragraph" style:parent-style-name="Standard">
      <style:text-properties style:font-name="Liberation Serif" fo:font-size="12pt" officeooo:rsid="00302ef0" officeooo:paragraph-rsid="00634ef9" style:font-size-asian="12pt" style:font-size-complex="12pt"/>
    </style:style>
    <style:style style:name="P34" style:family="paragraph" style:parent-style-name="Standard">
      <style:text-properties style:font-name="Liberation Serif" fo:font-size="12pt" officeooo:rsid="001f1744" officeooo:paragraph-rsid="001f1744" style:font-size-asian="12pt" style:font-size-complex="12pt"/>
    </style:style>
    <style:style style:name="P35" style:family="paragraph" style:parent-style-name="Standard">
      <style:text-properties style:font-name="Liberation Serif" fo:font-size="12pt" fo:font-weight="normal" officeooo:rsid="001f1744" officeooo:paragraph-rsid="001f1744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font-name="Liberation Serif" fo:font-size="12pt" fo:font-weight="normal" officeooo:rsid="001f1744" officeooo:paragraph-rsid="006405ea" style:font-size-asian="12pt" style:font-weight-asian="normal" style:font-size-complex="12pt" style:font-weight-complex="normal"/>
    </style:style>
    <style:style style:name="P37" style:family="paragraph" style:parent-style-name="Standard">
      <style:text-properties officeooo:paragraph-rsid="0066238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b3c09" style:font-weight-asian="normal" style:font-weight-complex="normal"/>
    </style:style>
    <style:style style:name="T3" style:family="text">
      <style:text-properties fo:font-weight="normal" officeooo:rsid="001db865" style:font-weight-asian="normal" style:font-weight-complex="normal"/>
    </style:style>
    <style:style style:name="T4" style:family="text">
      <style:text-properties fo:font-weight="normal" officeooo:rsid="001f1744" style:font-weight-asian="normal" style:font-weight-complex="normal"/>
    </style:style>
    <style:style style:name="T5" style:family="text">
      <style:text-properties officeooo:rsid="003e7850"/>
    </style:style>
    <style:style style:name="T6" style:family="text">
      <style:text-properties officeooo:rsid="0040004a"/>
    </style:style>
    <style:style style:name="T7" style:family="text">
      <style:text-properties officeooo:rsid="0052a7f0"/>
    </style:style>
    <style:style style:name="T8" style:family="text">
      <style:text-properties officeooo:rsid="0056bc4f"/>
    </style:style>
    <style:style style:name="T9" style:family="text">
      <style:text-properties style:font-name="Liberation Serif" fo:font-size="12pt" fo:font-weight="normal" officeooo:rsid="001f1744" style:font-size-asian="12pt" style:font-weight-asian="normal" style:font-size-complex="12pt" style:font-weight-complex="normal"/>
    </style:style>
    <style:style style:name="T10" style:family="text">
      <style:text-properties style:font-name="Liberation Serif" fo:font-size="12pt" fo:font-weight="normal" officeooo:rsid="006405ea" style:font-size-asian="12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66238a" style:font-size-asian="12pt" style:font-weight-asian="normal" style:font-size-complex="12pt" style:font-weight-complex="normal"/>
    </style:style>
    <style:style style:name="T12" style:family="text">
      <style:text-properties officeooo:rsid="006405ea"/>
    </style:style>
    <style:style style:name="T13" style:family="text">
      <style:text-properties officeooo:rsid="0066238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Jiaming Chen</text:p>
      <text:p text:style-name="P18">ML HW4</text:p>
      <text:p text:style-name="P12">Problem 1</text:p>
      <text:p text:style-name="P14">1. <text:span text:style-name="T7">Since I can fit a line that goes straight through them, the eigen vector would be the unit vector that goes through them. [3,4] normalize into [3,4] / sqrt(3^2 + 4^2) <text:s/>= [3/5,4/5]</text:span></text:p>
      <text:p text:style-name="P14"><text:tab/></text:p>
      <text:p text:style-name="P15">2.<text:tab/><text:span text:style-name="T8">z1 = [-3,-4] . [3/5,4/5] = -5</text:span></text:p>
      <text:p text:style-name="P16"><text:tab/><text:span text:style-name="T8">z2 = [0 , 0] . [3/5,4/5] = 0</text:span></text:p>
      <text:p text:style-name="P31"><text:tab/>z3 = [3 , 4] . [3/5,4/5] = 5</text:p>
      <text:p text:style-name="P32"><text:tab/>mean = (-5 + 0 + 5) / 3 = 0</text:p>
      <text:p text:style-name="P32"><text:tab/>variance = 1/3 (25 + 0 + 25) = 50/3 </text:p>
      <text:p text:style-name="P15"/>
      <text:p text:style-name="P13">3.</text:p>
      <text:p text:style-name="P13">The follow graph is a line that best fit the three points. Since the line fits the points perfectly, <text:s/>there will be no reconstruction error.</text:p>
      <text:p text:style-name="P13"/>
      <text:p text:style-name="P13"><draw:frame draw:style-name="fr2" draw:name="Object3" text:anchor-type="paragraph" svg:width="6.2992in" svg:height="3.5429in" draw:z-index="0"><draw:object xlink:href="./Object 3" xlink:type="simple" xlink:show="embed" xlink:actuate="onLoad"/><draw:image xlink:href="./ObjectReplacements/Object 3" xlink:type="simple" xlink:show="embed" xlink:actuate="onLoad"/></draw:frame></text:p>
      <text:p text:style-name="P1">Problem 2</text:p>
      <text:p text:style-name="P21">1.</text:p>
      <text:p text:style-name="P20"><draw:frame draw:style-name="fr1" draw:name="Image1" text:anchor-type="paragraph" svg:x="0.4291in" svg:y="0.0492in" svg:width="5.1457in" svg:height="0.6354in" draw:z-index="1"><draw:image xlink:href="Pictures/10000000000001EE0000003D1F284BE1.gif" xlink:type="simple" xlink:show="embed" xlink:actuate="onLoad"/></draw:frame></text:p>
      <text:p text:style-name="P2"/>
      <text:p text:style-name="P3"/>
      <text:p text:style-name="P3"/>
      <text:p text:style-name="P3"><text:span text:style-name="T2">2. </text:span><text:span text:style-name="T3"><text:tab/></text:span><text:span text:style-name="T4">p1 = (1 + .4 + 0) / 3 = 0.467</text:span></text:p>
      <text:p text:style-name="P22"><text:tab/>p2 = (0 + 0.6 + 1)/3 = 0.533</text:p>
      <text:p text:style-name="P3"/>
      <text:p text:style-name="P23">3.<text:tab/>μ1 = (1 * 1 + 0.4 * 10 + 0 * 20)/ 1.4 = 3.57</text:p>
      <text:p text:style-name="P23"><text:tab/>μ2 = (0 * 1 + 0.6 * 10 + 1 * 20)/ 1.6 = 16.25</text:p>
      <text:p text:style-name="P4"/>
      <text:p text:style-name="P23"/>
      <text:p text:style-name="P23"><text:soft-page-break/>4.</text:p>
      <text:p text:style-name="P23"><draw:frame draw:style-name="fr1" draw:name="Image5" text:anchor-type="paragraph" svg:x="0.3228in" svg:y="0.1591in" svg:width="0.1472in" svg:height="0.1953in" draw:z-index="5"><draw:image xlink:href="Pictures/100000000000001B0000001DE9636E8E.gif" xlink:type="simple" xlink:show="embed" xlink:actuate="onLoad"/></draw:frame></text:p>
      <text:p text:style-name="P37"><text:span text:style-name="T9"><text:tab/></text:span><text:span text:style-name="T11">1 = </text:span><text:span text:style-name="T10">(1 * (1-3.57)^2)+0.4*(10-3.57)^2)/1.4 = 16.531</text:span></text:p>
      <text:p text:style-name="P36"><draw:frame draw:style-name="fr1" draw:name="Image6" text:anchor-type="paragraph" svg:x="0.3098in" svg:y="0.0083in" svg:width="0.1472in" svg:height="0.1953in" draw:z-index="6"><draw:image xlink:href="Pictures/100000000000001B0000001DE9636E8E.gif" xlink:type="simple" xlink:show="embed" xlink:actuate="onLoad"/></draw:frame><text:tab/><text:span text:style-name="T13">2 = (0.6*(10-16.25)^2+1*(20-16.25)^2)/1.6 = 23.4375</text:span></text:p>
      <text:p text:style-name="P4"><text:span text:style-name="T1"><text:tab/></text:span></text:p>
      <text:p text:style-name="P5">E Step</text:p>
      <text:p text:style-name="P7">1.</text:p>
      <text:p text:style-name="P7"><draw:frame draw:style-name="fr1" draw:name="Image2" text:anchor-type="paragraph" svg:x="0.2516in" svg:y="0.0382in" svg:width="5.4791in" svg:height="0.5209in" draw:z-index="4"><draw:image xlink:href="Pictures/100000000000020E000000326750F452.gif" xlink:type="simple" xlink:show="embed" xlink:actuate="onLoad"/></draw:frame></text:p>
      <text:p text:style-name="P7"/>
      <text:p text:style-name="P8"/>
      <text:p text:style-name="P11"/>
      <text:p text:style-name="P33">2.<text:tab/><text:span text:style-name="T5">P(x1 in G1) = 1/(sqrt((2pi)*16.531)) exp(-(1-3.57)^2/(2*16.531))*0.467 = 0.037524</text:span></text:p>
      <text:p text:style-name="P33"><text:tab/><text:span text:style-name="T6">P(x1 in G2) = 1/(sqrt((2pi)*23.4375)) exp(-(1-16.25)^2/(2*23.4375))*0.533 = 0.000307611</text:span></text:p>
      <text:p text:style-name="P9"><text:tab/><text:span text:style-name="T6">p(x1) = [.992,.008]</text:span></text:p>
      <text:p text:style-name="P33"><text:tab/><text:span text:style-name="T5">P(x2 in G1) = 1/(sqrt((2pi)*16.531)) exp(-(10-3.57)^2/(2*16.531))*0.467 = 0.013121416</text:span></text:p>
      <text:p text:style-name="P33"><text:tab/><text:span text:style-name="T6">P(x2 in G2) = 1/(sqrt((2pi)*23.4375)) exp(-(10-16.25)^2/(2*23.4375))*0.533 = 0.0190884</text:span></text:p>
      <text:p text:style-name="P9"><text:tab/><text:span text:style-name="T6">p(x2) = [.407,.593]</text:span></text:p>
      <text:p text:style-name="P33"><text:tab/><text:span text:style-name="T5">P(x3 in G1) = 1/(sqrt((2pi)*16.531)) exp(-(20-3.57)^2/(2*16.531))*0.467 = 0.000013036</text:span></text:p>
      <text:p text:style-name="P33"><text:tab/><text:span text:style-name="T6">P(x3 in G2) = 1/(sqrt((2pi)*23.4375)) exp(-(20-16.25)^2/(2*23.4375))*0.533 = 0.032538182</text:span></text:p>
      <text:p text:style-name="P19"><text:tab/>p(x3) = [.0004,.9996]</text:p>
      <text:p text:style-name="P10"/>
      <text:p text:style-name="P17">R = <text:tab/>[.992,008;</text:p>
      <text:p text:style-name="P17"><text:tab/>.407,.593;</text:p>
      <text:p text:style-name="P17"><text:tab/>.0004,.9996]</text:p>
      <text:p text:style-name="P8"/>
      <text:p text:style-name="P6">Problem 3</text:p>
      <text:p text:style-name="P26">3.5.1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9">K</text:p>
          </table:table-cell>
          <table:table-cell table:style-name="Table1.A1" office:value-type="string">
            <text:p text:style-name="P29">SOS</text:p>
          </table:table-cell>
          <table:table-cell table:style-name="Table1.C1" office:value-type="string">
            <text:p text:style-name="P29">Mistake Rate</text:p>
          </table:table-cell>
        </table:table-row>
        <table:table-row>
          <table:table-cell table:style-name="Table1.A2" office:value-type="string">
            <text:p text:style-name="P28">K = 2</text:p>
          </table:table-cell>
          <table:table-cell table:style-name="Table1.A2" office:value-type="string">
            <text:p text:style-name="P30">536477102.543</text:p>
          </table:table-cell>
          <table:table-cell table:style-name="Table1.C2" office:value-type="string">
            <text:p text:style-name="P30">0.52</text:p>
          </table:table-cell>
        </table:table-row>
        <table:table-row>
          <table:table-cell table:style-name="Table1.A2" office:value-type="string">
            <text:p text:style-name="P28">K = 4</text:p>
          </table:table-cell>
          <table:table-cell table:style-name="Table1.A2" office:value-type="string">
            <text:p text:style-name="P30">461110943.962</text:p>
          </table:table-cell>
          <table:table-cell table:style-name="Table1.C2" office:value-type="string">
            <text:p text:style-name="P30">0.243</text:p>
          </table:table-cell>
        </table:table-row>
        <table:table-row>
          <table:table-cell table:style-name="Table1.A2" office:value-type="string">
            <text:p text:style-name="P28">K = 6</text:p>
          </table:table-cell>
          <table:table-cell table:style-name="Table1.A2" office:value-type="string">
            <text:p text:style-name="P30">431349182.916</text:p>
          </table:table-cell>
          <table:table-cell table:style-name="Table1.C2" office:value-type="string">
            <text:p text:style-name="P30">0.18</text:p>
          </table:table-cell>
        </table:table-row>
      </table:table>
      <text:p text:style-name="P27"/>
      <text:p text:style-name="P26"/>
      <text:p text:style-name="P26">3.5.2</text:p>
      <text:p text:style-name="P26">Iterations 8. </text:p>
      <text:p text:style-name="P26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3.5.3</text:p>
      <text:p text:style-name="P24"/>
      <text:p text:style-name="P24"><draw:frame draw:style-name="fr3" draw:name="Object4" text:anchor-type="paragraph" svg:width="6.2992in" svg:height="3.5429in" draw:z-index="2"><draw:object xlink:href="./Object 4" xlink:type="simple" xlink:show="embed" xlink:actuate="onLoad"/><draw:image xlink:href="./ObjectReplacements/Object 4" xlink:type="simple" xlink:show="embed" xlink:actuate="onLoad"/></draw:frame></text:p>
      <text:p text:style-name="P24"><text:tab/></text:p>
      <text:p text:style-name="P25">3.5.4</text:p>
      <text:p text:style-name="P25"/>
      <text:p text:style-name="P25"/>
      <text:p text:style-name="P25"><draw:frame draw:style-name="fr3" draw:name="Object1" text:anchor-type="paragraph" svg:width="6.2992in" svg:height="3.5429in" draw:z-index="3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7T11:17:11.298450290</meta:creation-date>
    <meta:generator>LibreOffice/4.2.7.2$Linux_X86_64 LibreOffice_project/420m0$Build-2</meta:generator>
    <dc:date>2015-03-12T21:39:32.147765567</dc:date>
    <meta:editing-duration>P2DT7H29M39S</meta:editing-duration>
    <meta:editing-cycles>85</meta:editing-cycles>
    <meta:document-statistic meta:table-count="1" meta:image-count="4" meta:object-count="3" meta:page-count="3" meta:paragraph-count="55" meta:word-count="276" meta:character-count="1535" meta:non-whitespace-character-count="128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legend chart:legend-position="end" svg:x="13.147cm" svg:y="4.2cm" style:legend-expansion="high" chart:style-name="ch2"/>
        <chart:plot-area chart:style-name="ch3" chart:data-source-has-labels="both" svg:x="0.319cm" svg:y="0.179cm" svg:width="12.509cm" svg:height="8.641cm">
          <chartooo:coordinate-region svg:x="1.046cm" svg:y="0.378cm" svg:width="11.595cm" svg:height="7.795cm"/>
          <chart:axis chart:dimension="x" chart:name="primary-x" chart:style-name="ch4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709">
                <text:p>0.70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519">
                <text:p>0.5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251">
                <text:p>0.2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97">
                <text:p>0.1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244">
                <text:p>0.2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153">
                <text:p>0.1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243">
                <text:p>0.2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99">
                <text:p>0.0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legend chart:legend-position="end" svg:x="13.147cm" svg:y="4.2cm" style:legend-expansion="high" chart:style-name="ch2"/>
        <chart:plot-area chart:style-name="ch3" chart:data-source-has-labels="both" svg:x="0.319cm" svg:y="0.179cm" svg:width="12.509cm" svg:height="8.641cm">
          <chartooo:coordinate-region svg:x="0.94cm" svg:y="0.378cm" svg:width="11.794cm" svg:height="7.795cm"/>
          <chart:axis chart:dimension="x" chart:name="primary-x" chart:style-name="ch4" chartooo:axis-type="auto">
            <chart:categories table:cell-range-address="local-table.$A$2:.$A$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4" chart:label-cell-address="local-table.$C$1" chart:class="chart:scatter">
            <chart:domain table:cell-range-address="local-table.$B$2:.$B$4"/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legend chart:legend-position="end" svg:x="13.147cm" svg:y="4.2cm" style:legend-expansion="high" chart:style-name="ch2"/>
        <chart:plot-area chart:style-name="ch3" chart:data-source-has-labels="both" svg:x="0.319cm" svg:y="0.179cm" svg:width="12.509cm" svg:height="8.641cm">
          <chartooo:coordinate-region svg:x="2.237cm" svg:y="0.378cm" svg:width="10.404cm" svg:height="7.795cm"/>
          <chart:axis chart:dimension="x" chart:name="primary-x" chart:style-name="ch4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96101560.352">
                <text:p>596101560.35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35873401.92">
                <text:p>535873401.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83228674.312">
                <text:p>483228674.3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69733131.522">
                <text:p>469733131.5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42162279.46">
                <text:p>442162279.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32773769.152">
                <text:p>432773769.1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09131237.643">
                <text:p>409131237.6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03796333.975">
                <text:p>403796333.9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00593367.451">
                <text:p>400593367.4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83600944.537">
                <text:p>383600944.53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